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661in"/>
    </style:style>
    <style:style style:name="co3" style:family="table-column">
      <style:table-column-properties fo:break-before="auto" style:column-width="1.5291in"/>
    </style:style>
    <style:style style:name="co4" style:family="table-column">
      <style:table-column-properties fo:break-before="auto" style:column-width="2.1083in"/>
    </style:style>
    <style:style style:name="co5" style:family="table-column">
      <style:table-column-properties fo:break-before="auto" style:column-width="1.4091in"/>
    </style:style>
    <style:style style:name="co6" style:family="table-column">
      <style:table-column-properties fo:break-before="auto" style:column-width="2.6437in"/>
    </style:style>
    <style:style style:name="co7" style:family="table-column">
      <style:table-column-properties fo:break-before="auto" style:column-width="1.4638in"/>
    </style:style>
    <style:style style:name="co9" style:family="table-column">
      <style:table-column-properties fo:break-before="auto" style:column-width="1.4417in"/>
    </style:style>
    <style:style style:name="co10" style:family="table-column">
      <style:table-column-properties fo:break-before="auto" style:column-width="0.7535in"/>
    </style:style>
    <style:style style:name="ro4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4244in" fo:break-before="auto" style:use-optimal-row-height="false"/>
    </style:style>
    <style:style style:name="ro3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6839in" fo:break-before="auto" style:use-optimal-row-height="true"/>
    </style:style>
    <style:style style:name="ro6" style:family="table-row">
      <style:table-row-properties style:row-height="0.849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vertical-align="top"/>
    </style:style>
    <style:style style:name="ce7" style:family="table-cell" style:parent-style-name="Default">
      <style:table-cell-properties fo:wrap-option="wrap" style:vertical-align="top"/>
    </style:style>
    <style:style style:name="ce8" style:family="table-cell" style:parent-style-name="Default">
      <style:table-cell-properties fo:border-bottom="none" style:text-align-source="fix" style:repeat-content="false" fo:wrap-option="wrap" fo:border-left="0.0008in solid #000000" fo:border-right="0.0008in solid #000000" fo:border-top="none" style:vertical-align="top"/>
      <style:paragraph-properties fo:text-align="start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justify" fo:margin-left="0in"/>
    </style:style>
    <style:style style:name="ce10" style:family="table-cell" style:parent-style-name="Default" style:data-style-name="N37">
      <style:table-cell-properties style:text-align-source="fix" style:repeat-content="false" style:vertical-align="top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6"/>
        <table:table-column table:style-name="co4" table:default-cell-style-name="ce7"/>
        <table:table-column table:style-name="co5" table:default-cell-style-name="ce8"/>
        <table:table-column table:style-name="co6" table:default-cell-style-name="ce7"/>
        <table:table-column table:style-name="co7" table:default-cell-style-name="ce6"/>
        <table:table-column table:style-name="co9" table:default-cell-style-name="ce6"/>
        <table:table-column table:style-name="co8" table:default-cell-style-name="ce3"/>
        <table:table-column table:style-name="co10" table:default-cell-style-name="ce10"/>
        <table:table-column table:style-name="co8" table:number-columns-repeated="1015" table:default-cell-style-name="Default"/>
        <table:table-row table:style-name="ro2">
          <table:table-cell table:style-name="ce1" office:value-type="string" table:number-columns-spanned="9" table:number-rows-spanned="1">
            <text:p>Test cases for SMS Pro Software</text:p>
          </table:table-cell>
          <table:covered-table-cell table:number-columns-repeated="3" table:style-name="ce4"/>
          <table:covered-table-cell table:style-name="ce9"/>
          <table:covered-table-cell table:number-columns-repeated="4" table:style-name="ce4"/>
          <table:table-cell table:style-name="ce4" table:number-columns-repeated="1015"/>
        </table:table-row>
        <table:table-row table:style-name="ro3">
          <table:table-cell table:style-name="ce2" office:value-type="string">
            <text:p>Test case ID</text:p>
          </table:table-cell>
          <table:table-cell table:style-name="ce5" office:value-type="string">
            <text:p>Test case description</text:p>
          </table:table-cell>
          <table:table-cell table:style-name="ce5" office:value-type="string">
            <text:p>Preconditions / Requirements</text:p>
          </table:table-cell>
          <table:table-cell table:style-name="ce1" office:value-type="string">
            <text:p>Test data</text:p>
          </table:table-cell>
          <table:table-cell table:style-name="ce5" office:value-type="string">
            <text:p>Steps to be followed</text:p>
          </table:table-cell>
          <table:table-cell table:style-name="ce5" office:value-type="string">
            <text:p>Expected result</text:p>
          </table:table-cell>
          <table:table-cell table:style-name="ce1" office:value-type="string">
            <text:p>Actual result</text:p>
          </table:table-cell>
          <table:table-cell table:style-name="ce5" office:value-type="string">
            <text:p>Status Pass/Fail</text:p>
          </table:table-cell>
          <table:table-cell table:style-name="ce5" office:value-type="string">
            <text:p>Date of Creation</text:p>
          </table:table-cell>
          <table:table-cell table:number-columns-repeated="1015"/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Employee Form</text:p>
          </table:table-cell>
          <table:table-cell office:value-type="string">
            <text:p>Employee form should be open. Worksheet should be open.</text:p>
          </table:table-cell>
          <table:table-cell office:value-type="string">
            <text:p>Component(Labels), Font</text:p>
          </table:table-cell>
          <table:table-cell office:value-type="string">
            <text:p>1.Open the Employee Form <text:s text:c="8"/>2.Open the Worksheet <text:s text:c="17"/>3.Tally the labels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Employee ID</text:p>
          </table:table-cell>
          <table:table-cell office:value-type="string">
            <text:p>Employee form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Employee Form <text:s text:c="8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Person name</text:p>
          </table:table-cell>
          <table:table-cell office:value-type="string">
            <text:p>Employee form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Employee Form <text:s text:c="8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Mobile no</text:p>
          </table:table-cell>
          <table:table-cell office:value-type="string">
            <text:p>Employee form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Employee Form <text:s text:c="8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Reference</text:p>
          </table:table-cell>
          <table:table-cell office:value-type="string">
            <text:p>Employee form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Employee Form <text:s text:c="8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Permanent Address</text:p>
          </table:table-cell>
          <table:table-cell office:value-type="string">
            <text:p>Employee form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Employee Form <text:s text:c="8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5">
          <table:table-cell office:value-type="float" office:value="7">
            <text:p>7</text:p>
          </table:table-cell>
          <table:table-cell table:style-name="ce7" office:value-type="string">
            <text:p>Correspondence address</text:p>
          </table:table-cell>
          <table:table-cell office:value-type="string">
            <text:p>Employee form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Employee Form <text:s text:c="8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Remark</text:p>
          </table:table-cell>
          <table:table-cell office:value-type="string">
            <text:p>Employee form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Employee Form <text:s text:c="8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Alternate mobile no.</text:p>
          </table:table-cell>
          <table:table-cell office:value-type="string">
            <text:p>Employee form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Employee Form <text:s text:c="8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Employee photo</text:p>
          </table:table-cell>
          <table:table-cell office:value-type="string">
            <text:p>Employee form should be open. Worksheet should be open.</text:p>
          </table:table-cell>
          <table:table-cell office:value-type="string">
            <text:p>Component(Button), Font </text:p>
          </table:table-cell>
          <table:table-cell office:value-type="string">
            <text:p>1.Open the Employee Form <text:s text:c="8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5">
          <table:table-cell office:value-type="float" office:value="11">
            <text:p>11</text:p>
          </table:table-cell>
          <table:table-cell office:value-type="string">
            <text:p>Employee finger</text:p>
          </table:table-cell>
          <table:table-cell office:value-type="string">
            <text:p>Employee form should be open. Worksheet should be open.</text:p>
          </table:table-cell>
          <table:table-cell office:value-type="string">
            <text:p>Component(Button), Font</text:p>
          </table:table-cell>
          <table:table-cell office:value-type="string">
            <text:p>1.Open the Employee Form <text:s text:c="8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5">
          <table:table-cell office:value-type="float" office:value="12">
            <text:p>12</text:p>
          </table:table-cell>
          <table:table-cell office:value-type="string">
            <text:p>Save Button</text:p>
          </table:table-cell>
          <table:table-cell office:value-type="string">
            <text:p>Employee form should be open. Worksheet should be open.</text:p>
          </table:table-cell>
          <table:table-cell office:value-type="string">
            <text:p>Component(Button), Font</text:p>
          </table:table-cell>
          <table:table-cell office:value-type="string">
            <text:p>1.Open the Employee Form <text:s text:c="8"/>2.Open the Worksheet <text:s text:c="17"/>3.Tally the button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5">
          <table:table-cell office:value-type="float" office:value="13">
            <text:p>13</text:p>
          </table:table-cell>
          <table:table-cell office:value-type="string">
            <text:p>Expenditure form</text:p>
          </table:table-cell>
          <table:table-cell office:value-type="string">
            <text:p>Expenditure form should be open. Worksheet should be open.</text:p>
          </table:table-cell>
          <table:table-cell office:value-type="string">
            <text:p>Component(Labels), Font</text:p>
          </table:table-cell>
          <table:table-cell office:value-type="string">
            <text:p>1.Open the Expenditure Form <text:s text:c="8"/>2.Open the Worksheet <text:s text:c="17"/>3.Tally the labels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5">
          <table:table-cell office:value-type="float" office:value="14">
            <text:p>14</text:p>
          </table:table-cell>
          <table:table-cell office:value-type="string">
            <text:p>Expenditure date</text:p>
          </table:table-cell>
          <table:table-cell office:value-type="string">
            <text:p>Expenditure form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Expenditure Form <text:s text:c="8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5">
          <table:table-cell office:value-type="float" office:value="15">
            <text:p>15</text:p>
          </table:table-cell>
          <table:table-cell office:value-type="string">
            <text:p>Expenditure type</text:p>
          </table:table-cell>
          <table:table-cell office:value-type="string">
            <text:p>Expenditure form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Expenditure Form <text:s text:c="8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5">
          <table:table-cell office:value-type="float" office:value="16">
            <text:p>16</text:p>
          </table:table-cell>
          <table:table-cell office:value-type="string">
            <text:p>Amount paid</text:p>
          </table:table-cell>
          <table:table-cell office:value-type="string">
            <text:p>Expenditure form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Expenditure Form <text:s text:c="8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5">
          <table:table-cell office:value-type="float" office:value="17">
            <text:p>17</text:p>
          </table:table-cell>
          <table:table-cell office:value-type="string">
            <text:p>Paid to</text:p>
          </table:table-cell>
          <table:table-cell office:value-type="string">
            <text:p>Expenditure form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Expenditure Form <text:s text:c="8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5">
          <table:table-cell office:value-type="float" office:value="18">
            <text:p>18</text:p>
          </table:table-cell>
          <table:table-cell office:value-type="string">
            <text:p>Remark</text:p>
          </table:table-cell>
          <table:table-cell office:value-type="string">
            <text:p>Expenditure form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Expenditure Form <text:s text:c="8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5">
          <table:table-cell office:value-type="float" office:value="19">
            <text:p>19</text:p>
          </table:table-cell>
          <table:table-cell office:value-type="string">
            <text:p>Save Button</text:p>
          </table:table-cell>
          <table:table-cell office:value-type="string">
            <text:p>Expenditure form should be open. Worksheet should be open.</text:p>
          </table:table-cell>
          <table:table-cell office:value-type="string">
            <text:p>Component(Button), Font</text:p>
          </table:table-cell>
          <table:table-cell office:value-type="string">
            <text:p>1.Open the Expenditure Form <text:s text:c="8"/>2.Open the Worksheet <text:s text:c="17"/>3.Tally the button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5">
          <table:table-cell office:value-type="float" office:value="20">
            <text:p>20</text:p>
          </table:table-cell>
          <table:table-cell office:value-type="string">
            <text:p>Receipt form</text:p>
          </table:table-cell>
          <table:table-cell office:value-type="string">
            <text:p>Receipt form should be open. Worksheet should be open.</text:p>
          </table:table-cell>
          <table:table-cell office:value-type="string">
            <text:p>Component(Labels), Font</text:p>
          </table:table-cell>
          <table:table-cell office:value-type="string">
            <text:p>1.Open the Receipt Form <text:s text:c="12"/>2.Open the Worksheet <text:s text:c="17"/>3.Tally the labels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5">
          <table:table-cell office:value-type="float" office:value="21">
            <text:p>21</text:p>
          </table:table-cell>
          <table:table-cell office:value-type="string">
            <text:p>Receipt no</text:p>
          </table:table-cell>
          <table:table-cell office:value-type="string">
            <text:p>Receipt form should be open. Worksheet should be open.</text:p>
          </table:table-cell>
          <table:table-cell office:value-type="string">
            <text:p>Component(Textbox), Font, Back Color, Fore <text:s/>Color</text:p>
          </table:table-cell>
          <table:table-cell office:value-type="string">
            <text:p>1.Open the Receipt Form <text:s text:c="12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5">
          <table:table-cell office:value-type="float" office:value="22">
            <text:p>22</text:p>
          </table:table-cell>
          <table:table-cell office:value-type="string">
            <text:p>Pay date</text:p>
          </table:table-cell>
          <table:table-cell office:value-type="string">
            <text:p>Receipt form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Receipt Form <text:s text:c="12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5">
          <table:table-cell office:value-type="float" office:value="23">
            <text:p>23</text:p>
          </table:table-cell>
          <table:table-cell office:value-type="string">
            <text:p>Person name</text:p>
          </table:table-cell>
          <table:table-cell office:value-type="string">
            <text:p>Receipt form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Receipt Form <text:s text:c="12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5">
          <table:table-cell office:value-type="float" office:value="24">
            <text:p>24</text:p>
          </table:table-cell>
          <table:table-cell office:value-type="string">
            <text:p>Amount paid</text:p>
          </table:table-cell>
          <table:table-cell office:value-type="string">
            <text:p>Receipt form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Receipt Form <text:s text:c="12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5">
          <table:table-cell office:value-type="float" office:value="25">
            <text:p>25</text:p>
          </table:table-cell>
          <table:table-cell office:value-type="string">
            <text:p>Pay type</text:p>
          </table:table-cell>
          <table:table-cell office:value-type="string">
            <text:p>Receipt form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Receipt Form <text:s text:c="12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5">
          <table:table-cell office:value-type="float" office:value="26">
            <text:p>26</text:p>
          </table:table-cell>
          <table:table-cell office:value-type="string">
            <text:p>Pay for</text:p>
          </table:table-cell>
          <table:table-cell office:value-type="string">
            <text:p>Receipt form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Receipt Form <text:s text:c="12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5">
          <table:table-cell office:value-type="float" office:value="27">
            <text:p>27</text:p>
          </table:table-cell>
          <table:table-cell office:value-type="string">
            <text:p>Save Button</text:p>
          </table:table-cell>
          <table:table-cell office:value-type="string">
            <text:p>Receipt form should be open. Worksheet should be open.</text:p>
          </table:table-cell>
          <table:table-cell office:value-type="string">
            <text:p>Component(Button), Font</text:p>
          </table:table-cell>
          <table:table-cell office:value-type="string">
            <text:p>1.Open the Receipt Form <text:s text:c="12"/>2.Open the Worksheet <text:s text:c="17"/>3.Tally the button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6">
          <table:table-cell office:value-type="float" office:value="28">
            <text:p>28</text:p>
          </table:table-cell>
          <table:table-cell table:style-name="ce7" office:value-type="string">
            <text:p>Registration form (Personal Detail tab)</text:p>
          </table:table-cell>
          <table:table-cell office:value-type="string">
            <text:p>In Registration form, Personal Detail tab should be open. Worksheet should be open.</text:p>
          </table:table-cell>
          <table:table-cell office:value-type="string">
            <text:p>Component(Labels), Font</text:p>
          </table:table-cell>
          <table:table-cell office:value-type="string">
            <text:p>1.Open the Personal detail tab in Registration Form <text:s text:c="26"/>2.Open the Worksheet <text:s text:c="17"/>3.Tally the labels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6">
          <table:table-cell office:value-type="float" office:value="29">
            <text:p>29</text:p>
          </table:table-cell>
          <table:table-cell office:value-type="string">
            <text:p>Person name</text:p>
          </table:table-cell>
          <table:table-cell office:value-type="string">
            <text:p>In Registration form, Personal Detail tab should be open. Worksheet should be open.</text:p>
          </table:table-cell>
          <table:table-cell office:value-type="string">
            <text:p>Component(Textbox), Font, Back Color, Fore <text:s/>Color</text:p>
          </table:table-cell>
          <table:table-cell office:value-type="string">
            <text:p>1.Open the Personal detail tab in Registration Form <text:s text:c="26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6">
          <table:table-cell office:value-type="float" office:value="30">
            <text:p>30</text:p>
          </table:table-cell>
          <table:table-cell office:value-type="string">
            <text:p>Birth date</text:p>
          </table:table-cell>
          <table:table-cell office:value-type="string">
            <text:p>In Registration form, Personal Detail tab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Personal detail tab in Registration Form <text:s text:c="26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6">
          <table:table-cell office:value-type="float" office:value="31">
            <text:p>31</text:p>
          </table:table-cell>
          <table:table-cell office:value-type="string">
            <text:p>Address</text:p>
          </table:table-cell>
          <table:table-cell office:value-type="string">
            <text:p>In Registration form, Personal Detail tab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Personal detail tab in Registration Form <text:s text:c="26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6">
          <table:table-cell office:value-type="float" office:value="32">
            <text:p>32</text:p>
          </table:table-cell>
          <table:table-cell office:value-type="string">
            <text:p>City</text:p>
          </table:table-cell>
          <table:table-cell office:value-type="string">
            <text:p>In Registration form, Personal Detail tab should be open. Worksheet should be open.</text:p>
          </table:table-cell>
          <table:table-cell office:value-type="string">
            <text:p>Component(Textbox), Font, Back Color, Fore <text:s/>Color</text:p>
          </table:table-cell>
          <table:table-cell office:value-type="string">
            <text:p>1.Open the Personal detail tab in Registration Form <text:s text:c="26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6">
          <table:table-cell office:value-type="float" office:value="33">
            <text:p>33</text:p>
          </table:table-cell>
          <table:table-cell office:value-type="string">
            <text:p>Zip code</text:p>
          </table:table-cell>
          <table:table-cell office:value-type="string">
            <text:p>In Registration form, Personal Detail tab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Personal detail tab in Registration Form <text:s text:c="26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6">
          <table:table-cell office:value-type="float" office:value="34">
            <text:p>34</text:p>
          </table:table-cell>
          <table:table-cell office:value-type="string">
            <text:p>Phone</text:p>
          </table:table-cell>
          <table:table-cell office:value-type="string">
            <text:p>In Registration form, Personal Detail tab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Personal detail tab in Registration Form <text:s text:c="26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6">
          <table:table-cell office:value-type="float" office:value="35">
            <text:p>35</text:p>
          </table:table-cell>
          <table:table-cell office:value-type="string">
            <text:p>Email</text:p>
          </table:table-cell>
          <table:table-cell office:value-type="string">
            <text:p>In Registration form, Personal Detail tab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Personal detail tab in Registration Form <text:s text:c="26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6">
          <table:table-cell office:value-type="float" office:value="36">
            <text:p>36</text:p>
          </table:table-cell>
          <table:table-cell office:value-type="string">
            <text:p>Occupation</text:p>
          </table:table-cell>
          <table:table-cell office:value-type="string">
            <text:p>In Registration form, Personal Detail tab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Personal detail tab in Registration Form <text:s text:c="26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6">
          <table:table-cell office:value-type="float" office:value="37">
            <text:p>37</text:p>
          </table:table-cell>
          <table:table-cell office:value-type="string">
            <text:p>Occupation</text:p>
          </table:table-cell>
          <table:table-cell office:value-type="string">
            <text:p>In Registration form, Personal Detail tab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Personal detail tab in Registration Form <text:s text:c="26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6">
          <table:table-cell office:value-type="float" office:value="38">
            <text:p>38</text:p>
          </table:table-cell>
          <table:table-cell office:value-type="string">
            <text:p>Occupation</text:p>
          </table:table-cell>
          <table:table-cell office:value-type="string">
            <text:p>In Registration form, Personal Detail tab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Personal detail tab in Registration Form <text:s text:c="26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6">
          <table:table-cell office:value-type="float" office:value="39">
            <text:p>39</text:p>
          </table:table-cell>
          <table:table-cell office:value-type="string">
            <text:p>Occupation</text:p>
          </table:table-cell>
          <table:table-cell office:value-type="string">
            <text:p>In Registration form, Personal Detail tab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Personal detail tab in Registration Form <text:s text:c="26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6">
          <table:table-cell office:value-type="float" office:value="40">
            <text:p>40</text:p>
          </table:table-cell>
          <table:table-cell office:value-type="string">
            <text:p>Employer</text:p>
          </table:table-cell>
          <table:table-cell office:value-type="string">
            <text:p>In Registration form, Personal Detail tab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Personal detail tab in Registration Form <text:s text:c="26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6">
          <table:table-cell office:value-type="float" office:value="41">
            <text:p>41</text:p>
          </table:table-cell>
          <table:table-cell office:value-type="string">
            <text:p>Save Button</text:p>
          </table:table-cell>
          <table:table-cell office:value-type="string">
            <text:p>In Registration form, Personal Detail tab should be open. Worksheet should be open.</text:p>
          </table:table-cell>
          <table:table-cell office:value-type="string">
            <text:p>Component(Button), Font</text:p>
          </table:table-cell>
          <table:table-cell office:value-type="string">
            <text:p>1.Open the Personal detail tab in Registration Form <text:s text:c="26"/>2.Open the Worksheet <text:s text:c="17"/>3.Tally the button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6">
          <table:table-cell office:value-type="float" office:value="42">
            <text:p>42</text:p>
          </table:table-cell>
          <table:table-cell table:style-name="ce7" office:value-type="string">
            <text:p>Registration form (Body Specification tab)</text:p>
          </table:table-cell>
          <table:table-cell office:value-type="string">
            <text:p>In Registration form, Body Specification tab should be open. Worksheet should be open.</text:p>
          </table:table-cell>
          <table:table-cell office:value-type="string">
            <text:p>Component(Labels), Font</text:p>
          </table:table-cell>
          <table:table-cell office:value-type="string">
            <text:p>1.Open the Body Specification tab in Registration Form <text:s text:c="26"/>2.Open the Worksheet <text:s text:c="17"/>3.Tally the labels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6">
          <table:table-cell office:value-type="float" office:value="43">
            <text:p>43</text:p>
          </table:table-cell>
          <table:table-cell office:value-type="string">
            <text:p>Weight</text:p>
          </table:table-cell>
          <table:table-cell office:value-type="string">
            <text:p>In Registration form, Body Specification tab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Body Specification tab in Registration Form <text:s text:c="26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6">
          <table:table-cell office:value-type="float" office:value="44">
            <text:p>44</text:p>
          </table:table-cell>
          <table:table-cell office:value-type="string">
            <text:p>Chest</text:p>
          </table:table-cell>
          <table:table-cell office:value-type="string">
            <text:p>In Registration form, Body Specification tab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Body Specification tab in Registration Form <text:s text:c="26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6">
          <table:table-cell office:value-type="float" office:value="45">
            <text:p>45</text:p>
          </table:table-cell>
          <table:table-cell office:value-type="string">
            <text:p>Biceps</text:p>
          </table:table-cell>
          <table:table-cell office:value-type="string">
            <text:p>In Registration form, Body Specification tab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Body Specification tab in Registration Form <text:s text:c="26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6">
          <table:table-cell office:value-type="float" office:value="46">
            <text:p>46</text:p>
          </table:table-cell>
          <table:table-cell office:value-type="string">
            <text:p>Waist</text:p>
          </table:table-cell>
          <table:table-cell office:value-type="string">
            <text:p>In Registration form, Body Specification tab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Body Specification tab in Registration Form <text:s text:c="26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6">
          <table:table-cell office:value-type="float" office:value="47">
            <text:p>47</text:p>
          </table:table-cell>
          <table:table-cell office:value-type="string">
            <text:p>Save Button</text:p>
          </table:table-cell>
          <table:table-cell office:value-type="string">
            <text:p>In Registration form, Body Specification tab should be open. Worksheet should be open.</text:p>
          </table:table-cell>
          <table:table-cell office:value-type="string">
            <text:p>Component(Button), Font</text:p>
          </table:table-cell>
          <table:table-cell office:value-type="string">
            <text:p>1.Open the Body Specification tab in Registration Form <text:s text:c="26"/>2.Open the Worksheet <text:s text:c="17"/>3.Tally the button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6">
          <table:table-cell office:value-type="float" office:value="48">
            <text:p>48</text:p>
          </table:table-cell>
          <table:table-cell table:style-name="ce7" office:value-type="string">
            <text:p>Registration form (Other Details tab)</text:p>
          </table:table-cell>
          <table:table-cell office:value-type="string">
            <text:p>In Registration form, Other Details tab should be open. Worksheet should be open.</text:p>
          </table:table-cell>
          <table:table-cell office:value-type="string">
            <text:p>Component(Labels), Font</text:p>
          </table:table-cell>
          <table:table-cell office:value-type="string">
            <text:p>1.Open the Other details tab in Registration Form <text:s text:c="26"/>2.Open the Worksheet <text:s text:c="17"/>3.Tally the labels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6">
          <table:table-cell office:value-type="float" office:value="49">
            <text:p>49</text:p>
          </table:table-cell>
          <table:table-cell office:value-type="string">
            <text:p>Emergency Name</text:p>
          </table:table-cell>
          <table:table-cell office:value-type="string">
            <text:p>In Registration form, Other Details tab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Other details tab in Registration Form <text:s text:c="26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6">
          <table:table-cell office:value-type="float" office:value="50">
            <text:p>50</text:p>
          </table:table-cell>
          <table:table-cell office:value-type="string">
            <text:p>Relationship</text:p>
          </table:table-cell>
          <table:table-cell office:value-type="string">
            <text:p>In Registration form, Other Details tab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Other details tab in Registration Form <text:s text:c="26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6">
          <table:table-cell office:value-type="float" office:value="51">
            <text:p>51</text:p>
          </table:table-cell>
          <table:table-cell office:value-type="string">
            <text:p>Emergency address</text:p>
          </table:table-cell>
          <table:table-cell office:value-type="string">
            <text:p>In Registration form, Other Details tab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Other details tab in Registration Form <text:s text:c="26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6">
          <table:table-cell office:value-type="float" office:value="52">
            <text:p>52</text:p>
          </table:table-cell>
          <table:table-cell office:value-type="string">
            <text:p>Emergency phone</text:p>
          </table:table-cell>
          <table:table-cell office:value-type="string">
            <text:p>In Registration form, Other Details tab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Other details tab in Registration Form <text:s text:c="26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6">
          <table:table-cell office:value-type="float" office:value="53">
            <text:p>53</text:p>
          </table:table-cell>
          <table:table-cell office:value-type="string">
            <text:p>Status</text:p>
          </table:table-cell>
          <table:table-cell office:value-type="string">
            <text:p>In Registration form, Other Details tab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Other details tab in Registration Form <text:s text:c="26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6">
          <table:table-cell office:value-type="float" office:value="54">
            <text:p>54</text:p>
          </table:table-cell>
          <table:table-cell office:value-type="string">
            <text:p>Person finger</text:p>
          </table:table-cell>
          <table:table-cell office:value-type="string">
            <text:p>In Registration form, Other Details tab should be open. Worksheet should be open.</text:p>
          </table:table-cell>
          <table:table-cell office:value-type="string">
            <text:p>Component(Button), Font</text:p>
          </table:table-cell>
          <table:table-cell office:value-type="string">
            <text:p>1.Open the Other details tab in Registration Form <text:s text:c="26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6">
          <table:table-cell office:value-type="float" office:value="55">
            <text:p>55</text:p>
          </table:table-cell>
          <table:table-cell office:value-type="string">
            <text:p>Person photo</text:p>
          </table:table-cell>
          <table:table-cell office:value-type="string">
            <text:p>In Registration form, Other Details tab should be open. Worksheet should be open.</text:p>
          </table:table-cell>
          <table:table-cell office:value-type="string">
            <text:p>Component(Button), Font</text:p>
          </table:table-cell>
          <table:table-cell office:value-type="string">
            <text:p>1.Open the Other details tab in Registration Form <text:s text:c="26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6">
          <table:table-cell office:value-type="float" office:value="56">
            <text:p>56</text:p>
          </table:table-cell>
          <table:table-cell office:value-type="string">
            <text:p>Save Button</text:p>
          </table:table-cell>
          <table:table-cell office:value-type="string">
            <text:p>In Registration form, Other Details tab should be open. Worksheet should be open.</text:p>
          </table:table-cell>
          <table:table-cell office:value-type="string">
            <text:p>Component(Button), Font</text:p>
          </table:table-cell>
          <table:table-cell office:value-type="string">
            <text:p>1.Open the Other details tab in Registration Form <text:s text:c="26"/>2.Open the Worksheet <text:s text:c="17"/>3.Tally the button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5">
          <table:table-cell office:value-type="float" office:value="57">
            <text:p>57</text:p>
          </table:table-cell>
          <table:table-cell office:value-type="string">
            <text:p>Waiting form</text:p>
          </table:table-cell>
          <table:table-cell office:value-type="string">
            <text:p>Waiting form should be open. Worksheet should be open.</text:p>
          </table:table-cell>
          <table:table-cell office:value-type="string">
            <text:p>Component(Labels), Font</text:p>
          </table:table-cell>
          <table:table-cell office:value-type="string">
            <text:p>1.Open the Waiting Form <text:s text:c="12"/>2.Open the Worksheet <text:s text:c="17"/>3.Tally the labels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5">
          <table:table-cell office:value-type="float" office:value="58">
            <text:p>58</text:p>
          </table:table-cell>
          <table:table-cell office:value-type="string">
            <text:p>Inquiry date</text:p>
          </table:table-cell>
          <table:table-cell office:value-type="string">
            <text:p>Waiting form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Waiting Form <text:s text:c="12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5">
          <table:table-cell office:value-type="float" office:value="59">
            <text:p>59</text:p>
          </table:table-cell>
          <table:table-cell office:value-type="string">
            <text:p>Person name</text:p>
          </table:table-cell>
          <table:table-cell office:value-type="string">
            <text:p>Waiting form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Waiting Form <text:s text:c="12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5">
          <table:table-cell office:value-type="float" office:value="60">
            <text:p>60</text:p>
          </table:table-cell>
          <table:table-cell office:value-type="string">
            <text:p>Amount paid</text:p>
          </table:table-cell>
          <table:table-cell office:value-type="string">
            <text:p>Waiting form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Waiting Form <text:s text:c="12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5">
          <table:table-cell office:value-type="float" office:value="61">
            <text:p>61</text:p>
          </table:table-cell>
          <table:table-cell office:value-type="string">
            <text:p>Joining date</text:p>
          </table:table-cell>
          <table:table-cell office:value-type="string">
            <text:p>Waiting form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Waiting Form <text:s text:c="12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5">
          <table:table-cell office:value-type="float" office:value="62">
            <text:p>62</text:p>
          </table:table-cell>
          <table:table-cell office:value-type="string">
            <text:p>Mobile no</text:p>
          </table:table-cell>
          <table:table-cell office:value-type="string">
            <text:p>Waiting form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Waiting Form <text:s text:c="12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5">
          <table:table-cell office:value-type="float" office:value="63">
            <text:p>63</text:p>
          </table:table-cell>
          <table:table-cell office:value-type="string">
            <text:p>Address </text:p>
          </table:table-cell>
          <table:table-cell office:value-type="string">
            <text:p>Waiting form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Waiting Form <text:s text:c="12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5">
          <table:table-cell office:value-type="float" office:value="64">
            <text:p>64</text:p>
          </table:table-cell>
          <table:table-cell office:value-type="string">
            <text:p>Waiting no</text:p>
          </table:table-cell>
          <table:table-cell office:value-type="string">
            <text:p>Waiting form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Waiting Form <text:s text:c="12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5">
          <table:table-cell office:value-type="float" office:value="65">
            <text:p>65</text:p>
          </table:table-cell>
          <table:table-cell office:value-type="string">
            <text:p>Status </text:p>
          </table:table-cell>
          <table:table-cell office:value-type="string">
            <text:p>Waiting form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Waiting Form <text:s text:c="12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5">
          <table:table-cell office:value-type="float" office:value="66">
            <text:p>66</text:p>
          </table:table-cell>
          <table:table-cell office:value-type="string">
            <text:p>Save Button</text:p>
          </table:table-cell>
          <table:table-cell office:value-type="string">
            <text:p>Waiting form should be open. Worksheet should be open.</text:p>
          </table:table-cell>
          <table:table-cell office:value-type="string">
            <text:p>Component(Button), Font</text:p>
          </table:table-cell>
          <table:table-cell office:value-type="string">
            <text:p>1.Open the Waiting Form <text:s text:c="12"/>2.Open the Worksheet <text:s text:c="17"/>3.Tally the button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5">
          <table:table-cell office:value-type="float" office:value="67">
            <text:p>67</text:p>
          </table:table-cell>
          <table:table-cell office:value-type="string">
            <text:p>Workout</text:p>
          </table:table-cell>
          <table:table-cell office:value-type="string">
            <text:p>Workout form should be open. Worksheet should be open.</text:p>
          </table:table-cell>
          <table:table-cell office:value-type="string">
            <text:p>Component(Labels), Font</text:p>
          </table:table-cell>
          <table:table-cell office:value-type="string">
            <text:p>1.Open the Workout Form <text:s text:c="12"/>2.Open the Worksheet <text:s text:c="17"/>3.Tally the labels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5">
          <table:table-cell office:value-type="float" office:value="68">
            <text:p>68</text:p>
          </table:table-cell>
          <table:table-cell office:value-type="string">
            <text:p>Work ID</text:p>
          </table:table-cell>
          <table:table-cell office:value-type="string">
            <text:p>Workout form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Workout Form <text:s text:c="12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5">
          <table:table-cell office:value-type="float" office:value="69">
            <text:p>69</text:p>
          </table:table-cell>
          <table:table-cell office:value-type="string">
            <text:p>Person name</text:p>
          </table:table-cell>
          <table:table-cell office:value-type="string">
            <text:p>Workout form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Workout Form <text:s text:c="12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5">
          <table:table-cell office:value-type="float" office:value="70">
            <text:p>70</text:p>
          </table:table-cell>
          <table:table-cell office:value-type="string">
            <text:p>Duration from</text:p>
          </table:table-cell>
          <table:table-cell office:value-type="string">
            <text:p>Workout form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Workout Form <text:s text:c="12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5">
          <table:table-cell office:value-type="float" office:value="71">
            <text:p>71</text:p>
          </table:table-cell>
          <table:table-cell office:value-type="string">
            <text:p>Duration to</text:p>
          </table:table-cell>
          <table:table-cell office:value-type="string">
            <text:p>Workout form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Workout Form <text:s text:c="12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5">
          <table:table-cell office:value-type="float" office:value="72">
            <text:p>72</text:p>
          </table:table-cell>
          <table:table-cell office:value-type="string">
            <text:p>Batch time</text:p>
          </table:table-cell>
          <table:table-cell office:value-type="string">
            <text:p>Workout form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Workout Form <text:s text:c="12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5">
          <table:table-cell office:value-type="float" office:value="73">
            <text:p>73</text:p>
          </table:table-cell>
          <table:table-cell office:value-type="string">
            <text:p>Save Button</text:p>
          </table:table-cell>
          <table:table-cell office:value-type="string">
            <text:p>Workout form should be open. Worksheet should be open.</text:p>
          </table:table-cell>
          <table:table-cell office:value-type="string">
            <text:p>Component(Button), Font</text:p>
          </table:table-cell>
          <table:table-cell office:value-type="string">
            <text:p>1.Open the Workout Form <text:s text:c="12"/>2.Open the Worksheet <text:s text:c="17"/>3.Tally the button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</table:table>
      <table:table table:name="Sheet2" table:style-name="ta1" table:print="false">
        <table:table-column table:style-name="co8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2">08/12/2014</text:date>, <text:time>18:23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2T13:09:58.95</meta:creation-date>
    <dc:date>2014-08-12T18:23:54.63</dc:date>
    <meta:editing-duration>PT1H48M49S</meta:editing-duration>
    <meta:editing-cycles>5</meta:editing-cycles>
    <meta:generator>OpenOffice.org/3.4.1$Win32 OpenOffice.org_project/341m1$Build-9593</meta:generator>
    <meta:document-statistic meta:table-count="3" meta:cell-count="667" meta:object-count="0"/>
  </office:meta>
</office:document-meta>
</file>